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1.9083in"/>
    </style:style>
    <style:style style:name="co8" style:family="table-column">
      <style:table-column-properties fo:break-before="auto" style:column-width="1.2654in"/>
    </style:style>
    <style:style style:name="co9" style:family="table-column">
      <style:table-column-properties fo:break-before="auto" style:column-width="1.7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order-bottom="0.74pt solid #000000" fo:background-color="#dde8cb" fo:border-left="none" fo:border-right="none" fo:border-top="none"/>
    </style:style>
    <style:style style:name="ce5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order-bottom="0.74pt solid #000000" fo:background-color="#dee6ef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_cl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number-columns-repeated="4" table:default-cell-style-name="Default"/>
        <table:table-column table:style-name="co11" table:default-cell-style-name="Default"/>
        <table:table-column table:style-name="co5" table:number-columns-repeated="5" table:default-cell-style-name="Default"/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>
            <text:p>srcc</text:p>
          </table:table-cell>
          <table:table-cell office:value-type="string" calcext:value-type="string">
            <text:p>pl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path json</text:p>
          </table:table-cell>
          <table:table-cell office:value-type="string" calcext:value-type="string">
            <text:p>path py</text:p>
          </table:table-cell>
          <table:table-cell table:number-columns-repeated="12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8.05734729766846" calcext:value-type="float">
            <text:p>8.05734729766846</text:p>
          </table:table-cell>
          <table:table-cell office:value-type="float" office:value="0.862000644207001" calcext:value-type="float">
            <text:p>0.862000644207001</text:p>
          </table:table-cell>
          <table:table-cell office:value-type="float" office:value="0.873952805995941" calcext:value-type="float">
            <text:p>0.87395280599594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3808081932264751545.json</text:p>
          </table:table-cell>
          <table:table-cell office:value-type="string" calcext:value-type="string">
            <text:p>combineBests_ffn64_effnet4_lr6e-5_freeze80.py</text:p>
          </table:table-cell>
          <table:table-cell table:number-columns-repeated="1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7.91005086898804" calcext:value-type="float">
            <text:p>7.91005086898804</text:p>
          </table:table-cell>
          <table:table-cell office:value-type="float" office:value="0.864347696304321" calcext:value-type="float">
            <text:p>0.864347696304321</text:p>
          </table:table-cell>
          <table:table-cell office:value-type="float" office:value="0.879084944725037" calcext:value-type="float">
            <text:p>0.8790849447250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es_clive_1637528040544762439.json</text:p>
          </table:table-cell>
          <table:table-cell office:value-type="string" calcext:value-type="string">
            <text:p>combineBests_ffn64_effnet4_lr6e-5.py</text:p>
          </table:table-cell>
          <table:table-cell table:number-columns-repeated="12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7.5399923324585" calcext:value-type="float">
            <text:p>7.5399923324585</text:p>
          </table:table-cell>
          <table:table-cell office:value-type="float" office:value="0.865397930145264" calcext:value-type="float">
            <text:p>0.865397930145264</text:p>
          </table:table-cell>
          <table:table-cell office:value-type="float" office:value="0.881461441516876" calcext:value-type="float">
            <text:p>0.8814614415168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es_clive_6723545518945452592.json</text:p>
          </table:table-cell>
          <table:table-cell office:value-type="string" calcext:value-type="string">
            <text:p>combineBests_ffn64_effnet4.py</text:p>
          </table:table-cell>
          <table:table-cell table:number-columns-repeated="12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7.20079803466797" calcext:value-type="float">
            <text:p>7.20079803466797</text:p>
          </table:table-cell>
          <table:table-cell office:value-type="float" office:value="0.856508731842041" calcext:value-type="float">
            <text:p>0.856508731842041</text:p>
          </table:table-cell>
          <table:table-cell office:value-type="float" office:value="0.887770235538483" calcext:value-type="float">
            <text:p>0.88777023553848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7012376935555063301.json</text:p>
          </table:table-cell>
          <table:table-cell office:value-type="string" calcext:value-type="string">
            <text:p>combineBests_ffn64.py</text:p>
          </table:table-cell>
          <table:table-cell table:number-columns-repeated="12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7.70370149612427" calcext:value-type="float">
            <text:p>7.70370149612427</text:p>
          </table:table-cell>
          <table:table-cell office:value-type="float" office:value="0.854584813117981" calcext:value-type="float">
            <text:p>0.854584813117981</text:p>
          </table:table-cell>
          <table:table-cell office:value-type="float" office:value="0.883914470672607" calcext:value-type="float">
            <text:p>0.8839144706726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1861156205250360781.json</text:p>
          </table:table-cell>
          <table:table-cell office:value-type="string" calcext:value-type="string">
            <text:p>combineBests.py</text:p>
          </table:table-cell>
          <table:table-cell table:number-columns-repeated="12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7.57767391204834" calcext:value-type="float">
            <text:p>7.57767391204834</text:p>
          </table:table-cell>
          <table:table-cell office:value-type="float" office:value="0.857660412788391" calcext:value-type="float">
            <text:p>0.857660412788391</text:p>
          </table:table-cell>
          <table:table-cell office:value-type="float" office:value="0.882576406002045" calcext:value-type="float">
            <text:p>0.88257640600204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es_clive_6957888157877495039.json</text:p>
          </table:table-cell>
          <table:table-cell office:value-type="string" calcext:value-type="string">
            <text:p>effnet4_adamw.py</text:p>
          </table:table-cell>
          <table:table-cell table:number-columns-repeated="1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7.78548336029053" calcext:value-type="float">
            <text:p>7.78548336029053</text:p>
          </table:table-cell>
          <table:table-cell office:value-type="float" office:value="0.853736639022827" calcext:value-type="float">
            <text:p>0.853736639022827</text:p>
          </table:table-cell>
          <table:table-cell office:value-type="float" office:value="0.877014636993408" calcext:value-type="float">
            <text:p>0.8770146369934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s_clive_429383431780174334.json</text:p>
          </table:table-cell>
          <table:table-cell office:value-type="string" calcext:value-type="string">
            <text:p>effnet4_adamw.py</text:p>
          </table:table-cell>
          <table:table-cell table:number-columns-repeated="1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7.63468790054321" calcext:value-type="float">
            <text:p>7.63468790054321</text:p>
          </table:table-cell>
          <table:table-cell office:value-type="float" office:value="0.851657152175903" calcext:value-type="float">
            <text:p>0.851657152175903</text:p>
          </table:table-cell>
          <table:table-cell office:value-type="float" office:value="0.872123718261719" calcext:value-type="float">
            <text:p>0.8721237182617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es_clive_921337885434813941.json</text:p>
          </table:table-cell>
          <table:table-cell office:value-type="string" calcext:value-type="string">
            <text:p>effnet4_adamw.py</text:p>
          </table:table-cell>
          <table:table-cell table:number-columns-repeated="12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7.59488677978516" calcext:value-type="float">
            <text:p>7.59488677978516</text:p>
          </table:table-cell>
          <table:table-cell office:value-type="float" office:value="0.856578946113586" calcext:value-type="float">
            <text:p>0.856578946113586</text:p>
          </table:table-cell>
          <table:table-cell office:value-type="float" office:value="0.877795219421387" calcext:value-type="float">
            <text:p>0.8777952194213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328935448906181061.json</text:p>
          </table:table-cell>
          <table:table-cell office:value-type="string" calcext:value-type="string">
            <text:p>effnet4_lrs_freeze_adamw_lr4x.py</text:p>
          </table:table-cell>
          <table:table-cell table:number-columns-repeated="1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.74640226364136" calcext:value-type="float">
            <text:p>7.74640226364136</text:p>
          </table:table-cell>
          <table:table-cell office:value-type="float" office:value="0.85525643825531" calcext:value-type="float">
            <text:p>0.85525643825531</text:p>
          </table:table-cell>
          <table:table-cell office:value-type="float" office:value="0.877421200275421" calcext:value-type="float">
            <text:p>0.8774212002754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res_clive_901829241896599724.json</text:p>
          </table:table-cell>
          <table:table-cell office:value-type="string" calcext:value-type="string">
            <text:p>effnet4_lrs_freeze_adamw.py</text:p>
          </table:table-cell>
          <table:table-cell table:number-columns-repeated="12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8.00226211547852" calcext:value-type="float">
            <text:p>8.00226211547852</text:p>
          </table:table-cell>
          <table:table-cell office:value-type="float" office:value="0.847232520580292" calcext:value-type="float">
            <text:p>0.847232520580292</text:p>
          </table:table-cell>
          <table:table-cell office:value-type="float" office:value="0.876315116882324" calcext:value-type="float">
            <text:p>0.8763151168823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s_clive_4466906600756400441.json</text:p>
          </table:table-cell>
          <table:table-cell office:value-type="string" calcext:value-type="string">
            <text:p>lastGood_var1.py</text:p>
          </table:table-cell>
          <table:table-cell table:number-columns-repeated="12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7.88423538208008" calcext:value-type="float">
            <text:p>7.88423538208008</text:p>
          </table:table-cell>
          <table:table-cell office:value-type="float" office:value="0.83857387304306" calcext:value-type="float">
            <text:p>0.83857387304306</text:p>
          </table:table-cell>
          <table:table-cell office:value-type="float" office:value="0.867987453937531" calcext:value-type="float">
            <text:p>0.86798745393753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es_clive_110343607505666380.json</text:p>
          </table:table-cell>
          <table:table-cell office:value-type="string" calcext:value-type="string">
            <text:p>lastGood_var2_6xTrans_optim4.py</text:p>
          </table:table-cell>
          <table:table-cell table:number-columns-repeated="12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8.10550880432129" calcext:value-type="float">
            <text:p>8.10550880432129</text:p>
          </table:table-cell>
          <table:table-cell office:value-type="float" office:value="0.84860622882843" calcext:value-type="float">
            <text:p>0.84860622882843</text:p>
          </table:table-cell>
          <table:table-cell office:value-type="float" office:value="0.878566980361939" calcext:value-type="float">
            <text:p>0.87856698036193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es_clive_32155219983325074.json</text:p>
          </table:table-cell>
          <table:table-cell office:value-type="string" calcext:value-type="string">
            <text:p>lastGood_var2_6xTrans.py</text:p>
          </table:table-cell>
          <table:table-cell table:number-columns-repeated="12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7.37354898452759" calcext:value-type="float">
            <text:p>7.37354898452759</text:p>
          </table:table-cell>
          <table:table-cell office:value-type="float" office:value="0.861379265785217" calcext:value-type="float">
            <text:p>0.861379265785217</text:p>
          </table:table-cell>
          <table:table-cell office:value-type="float" office:value="0.891714036464691" calcext:value-type="float">
            <text:p>0.89171403646469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1946451168681309741.json</text:p>
          </table:table-cell>
          <table:table-cell office:value-type="string" calcext:value-type="string">
            <text:p>lastGood_var2_adamw.py</text:p>
          </table:table-cell>
          <table:table-cell table:number-columns-repeated="12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7.51214933395386" calcext:value-type="float">
            <text:p>7.51214933395386</text:p>
          </table:table-cell>
          <table:table-cell office:value-type="float" office:value="0.847941160202026" calcext:value-type="float">
            <text:p>0.847941160202026</text:p>
          </table:table-cell>
          <table:table-cell office:value-type="float" office:value="0.882981777191162" calcext:value-type="float">
            <text:p>0.88298177719116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941038092386876607.json</text:p>
          </table:table-cell>
          <table:table-cell office:value-type="string" calcext:value-type="string">
            <text:p>lastGood_var2_dropout_fc.py</text:p>
          </table:table-cell>
          <table:table-cell table:number-columns-repeated="12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.39746522903442" calcext:value-type="float">
            <text:p>7.39746522903442</text:p>
          </table:table-cell>
          <table:table-cell office:value-type="float" office:value="0.856401562690735" calcext:value-type="float">
            <text:p>0.856401562690735</text:p>
          </table:table-cell>
          <table:table-cell office:value-type="float" office:value="0.886340200901032" calcext:value-type="float">
            <text:p>0.88634020090103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1606757565798041087.json</text:p>
          </table:table-cell>
          <table:table-cell office:value-type="string" calcext:value-type="string">
            <text:p>lastGood_var2_dropout0.py</text:p>
          </table:table-cell>
          <table:table-cell table:number-columns-repeated="12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8.94667911529541" calcext:value-type="float">
            <text:p>8.94667911529541</text:p>
          </table:table-cell>
          <table:table-cell office:value-type="float" office:value="0.849150717258453" calcext:value-type="float">
            <text:p>0.849150717258453</text:p>
          </table:table-cell>
          <table:table-cell office:value-type="float" office:value="0.880951642990112" calcext:value-type="float">
            <text:p>0.8809516429901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es_clive_3518814923697554300.json</text:p>
          </table:table-cell>
          <table:table-cell office:value-type="string" calcext:value-type="string">
            <text:p>lastGood_var2_dropout025.py</text:p>
          </table:table-cell>
          <table:table-cell table:number-columns-repeated="12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7.5389518737793" calcext:value-type="float">
            <text:p>7.5389518737793</text:p>
          </table:table-cell>
          <table:table-cell office:value-type="float" office:value="0.855160653591156" calcext:value-type="float">
            <text:p>0.855160653591156</text:p>
          </table:table-cell>
          <table:table-cell office:value-type="float" office:value="0.885187208652496" calcext:value-type="float">
            <text:p>0.8851872086524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es_clive_2023851322971151436.json</text:p>
          </table:table-cell>
          <table:table-cell office:value-type="string" calcext:value-type="string">
            <text:p>lastGood_var2_e250.py</text:p>
          </table:table-cell>
          <table:table-cell table:number-columns-repeated="1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7.55933094024658" calcext:value-type="float">
            <text:p>7.55933094024658</text:p>
          </table:table-cell>
          <table:table-cell office:value-type="float" office:value="0.857073187828064" calcext:value-type="float">
            <text:p>0.857073187828064</text:p>
          </table:table-cell>
          <table:table-cell office:value-type="float" office:value="0.8860804438591" calcext:value-type="float">
            <text:p>0.886080443859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es_clive_8366358709895872874.json</text:p>
          </table:table-cell>
          <table:table-cell office:value-type="string" calcext:value-type="string">
            <text:p>lastGood_var2_ffn49x4.py</text:p>
          </table:table-cell>
          <table:table-cell table:number-columns-repeated="12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7.64830875396729" calcext:value-type="float">
            <text:p>7.64830875396729</text:p>
          </table:table-cell>
          <table:table-cell office:value-type="float" office:value="0.844746947288513" calcext:value-type="float">
            <text:p>0.844746947288513</text:p>
          </table:table-cell>
          <table:table-cell office:value-type="float" office:value="0.868216574192047" calcext:value-type="float">
            <text:p>0.86821657419204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1544541784817801781.json</text:p>
          </table:table-cell>
          <table:table-cell office:value-type="string" calcext:value-type="string">
            <text:p>lastGood_var2_freeze.py</text:p>
          </table:table-cell>
          <table:table-cell table:number-columns-repeated="1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3.6552696228027" calcext:value-type="float">
            <text:p>13.6552696228027</text:p>
          </table:table-cell>
          <table:table-cell office:value-type="float" office:value="0.853483378887177" calcext:value-type="float">
            <text:p>0.853483378887177</text:p>
          </table:table-cell>
          <table:table-cell office:value-type="float" office:value="0.880792438983917" calcext:value-type="float">
            <text:p>0.8807924389839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977556722088017533.json</text:p>
          </table:table-cell>
          <table:table-cell office:value-type="string" calcext:value-type="string">
            <text:p>lastGood_var2_freeze80_dr04.py</text:p>
          </table:table-cell>
          <table:table-cell table:number-columns-repeated="12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7.5640983581543" calcext:value-type="float">
            <text:p>7.5640983581543</text:p>
          </table:table-cell>
          <table:table-cell office:value-type="float" office:value="0.851948380470276" calcext:value-type="float">
            <text:p>0.851948380470276</text:p>
          </table:table-cell>
          <table:table-cell office:value-type="float" office:value="0.880372166633606" calcext:value-type="float">
            <text:p>0.88037216663360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es_clive_2177276221288296607.json</text:p>
          </table:table-cell>
          <table:table-cell office:value-type="string" calcext:value-type="string">
            <text:p>lastGood_var2_freeze80.py</text:p>
          </table:table-cell>
          <table:table-cell table:number-columns-repeated="12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7.70836448669434" calcext:value-type="float">
            <text:p>7.70836448669434</text:p>
          </table:table-cell>
          <table:table-cell office:value-type="float" office:value="0.849883139133453" calcext:value-type="float">
            <text:p>0.849883139133453</text:p>
          </table:table-cell>
          <table:table-cell office:value-type="float" office:value="0.886525988578796" calcext:value-type="float">
            <text:p>0.8865259885787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es_clive_5264884503860525156.json</text:p>
          </table:table-cell>
          <table:table-cell office:value-type="string" calcext:value-type="string">
            <text:p>lastGood_var2_hubert.py</text:p>
          </table:table-cell>
          <table:table-cell table:number-columns-repeated="12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7.54313182830811" calcext:value-type="float">
            <text:p>7.54313182830811</text:p>
          </table:table-cell>
          <table:table-cell office:value-type="float" office:value="0.851513922214508" calcext:value-type="float">
            <text:p>0.851513922214508</text:p>
          </table:table-cell>
          <table:table-cell office:value-type="float" office:value="0.884089469909668" calcext:value-type="float">
            <text:p>0.8840894699096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s_clive_7249776565711568599.json</text:p>
          </table:table-cell>
          <table:table-cell office:value-type="string" calcext:value-type="string">
            <text:p>lastGood_var2_maeXdmrl_w01_a0.py</text:p>
          </table:table-cell>
          <table:table-cell table:number-columns-repeated="12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7.67676734924316" calcext:value-type="float">
            <text:p>7.67676734924316</text:p>
          </table:table-cell>
          <table:table-cell office:value-type="float" office:value="0.849289238452911" calcext:value-type="float">
            <text:p>0.849289238452911</text:p>
          </table:table-cell>
          <table:table-cell office:value-type="float" office:value="0.876373589038849" calcext:value-type="float">
            <text:p>0.8763735890388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es_clive_2824267789072402905.json</text:p>
          </table:table-cell>
          <table:table-cell office:value-type="string" calcext:value-type="string">
            <text:p>lastGood_var2_maeXdmrl_w1_a0.py</text:p>
          </table:table-cell>
          <table:table-cell table:number-columns-repeated="12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9.76348781585693" calcext:value-type="float">
            <text:p>9.76348781585693</text:p>
          </table:table-cell>
          <table:table-cell office:value-type="float" office:value="0.858652770519257" calcext:value-type="float">
            <text:p>0.858652770519257</text:p>
          </table:table-cell>
          <table:table-cell office:value-type="float" office:value="0.870536148548126" calcext:value-type="float">
            <text:p>0.87053614854812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2406727229371775131.json</text:p>
          </table:table-cell>
          <table:table-cell office:value-type="string" calcext:value-type="string">
            <text:p>lastGood_var2_maeXdmrl_w1_a2_fsort.py</text:p>
          </table:table-cell>
          <table:table-cell table:number-columns-repeated="1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7.47397613525391" calcext:value-type="float">
            <text:p>7.47397613525391</text:p>
          </table:table-cell>
          <table:table-cell office:value-type="float" office:value="0.86098176240921" calcext:value-type="float">
            <text:p>0.86098176240921</text:p>
          </table:table-cell>
          <table:table-cell office:value-type="float" office:value="0.888615190982819" calcext:value-type="float">
            <text:p>0.8886151909828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es_clive_1411240645485942859.json</text:p>
          </table:table-cell>
          <table:table-cell office:value-type="string" calcext:value-type="string">
            <text:p>lastGood_var2_maeXdmrl_w1_a2.py</text:p>
          </table:table-cell>
          <table:table-cell table:number-columns-repeated="1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7.30906915664673" calcext:value-type="float">
            <text:p>7.30906915664673</text:p>
          </table:table-cell>
          <table:table-cell office:value-type="float" office:value="0.854215741157532" calcext:value-type="float">
            <text:p>0.854215741157532</text:p>
          </table:table-cell>
          <table:table-cell office:value-type="float" office:value="0.887586116790772" calcext:value-type="float">
            <text:p>0.8875861167907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s_clive_9089965364636657078.json</text:p>
          </table:table-cell>
          <table:table-cell office:value-type="string" calcext:value-type="string">
            <text:p>lastGood_var2_maeXdmrl_w1.py</text:p>
          </table:table-cell>
          <table:table-cell table:number-columns-repeated="1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2.2959976196289" calcext:value-type="float">
            <text:p>52.2959976196289</text:p>
          </table:table-cell>
          <table:table-cell office:value-type="float" office:value="0.858704924583435" calcext:value-type="float">
            <text:p>0.858704924583435</text:p>
          </table:table-cell>
          <table:table-cell office:value-type="float" office:value="0.867690563201904" calcext:value-type="float">
            <text:p>0.8676905632019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es_clive_2048686115652199739.json</text:p>
          </table:table-cell>
          <table:table-cell office:value-type="string" calcext:value-type="string">
            <text:p>lastGood_var2_maeXdmrl_w1mae0.py</text:p>
          </table:table-cell>
          <table:table-cell table:number-columns-repeated="12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8.83302783966065" calcext:value-type="float">
            <text:p>8.83302783966065</text:p>
          </table:table-cell>
          <table:table-cell office:value-type="float" office:value="0.855834245681763" calcext:value-type="float">
            <text:p>0.855834245681763</text:p>
          </table:table-cell>
          <table:table-cell office:value-type="float" office:value="0.881935477256775" calcext:value-type="float">
            <text:p>0.88193547725677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1560873920463770842.json</text:p>
          </table:table-cell>
          <table:table-cell office:value-type="string" calcext:value-type="string">
            <text:p>lastGood_var2_maeXdmrl_w1mae02.py</text:p>
          </table:table-cell>
          <table:table-cell table:number-columns-repeated="12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7.44112014770508" calcext:value-type="float">
            <text:p>7.44112014770508</text:p>
          </table:table-cell>
          <table:table-cell office:value-type="float" office:value="0.853349626064301" calcext:value-type="float">
            <text:p>0.853349626064301</text:p>
          </table:table-cell>
          <table:table-cell office:value-type="float" office:value="0.8857541680336" calcext:value-type="float">
            <text:p>0.88575416803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es_clive_5415820460497430890.json</text:p>
          </table:table-cell>
          <table:table-cell office:value-type="string" calcext:value-type="string">
            <text:p>lastGood_var2_maeXdmrl.py</text:p>
          </table:table-cell>
          <table:table-cell table:number-columns-repeated="1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8.77020359039307" calcext:value-type="float">
            <text:p>8.77020359039307</text:p>
          </table:table-cell>
          <table:table-cell office:value-type="float" office:value="0.840275764465332" calcext:value-type="float">
            <text:p>0.840275764465332</text:p>
          </table:table-cell>
          <table:table-cell office:value-type="float" office:value="0.863067984580994" calcext:value-type="float">
            <text:p>0.8630679845809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es_clive_375773654767507420.json</text:p>
          </table:table-cell>
          <table:table-cell office:value-type="string" calcext:value-type="string">
            <text:p>lastGood_var2_maeXdtl_w1_dtl1.py</text:p>
          </table:table-cell>
          <table:table-cell table:number-columns-repeated="12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7.42972850799561" calcext:value-type="float">
            <text:p>7.42972850799561</text:p>
          </table:table-cell>
          <table:table-cell office:value-type="float" office:value="0.851483583450317" calcext:value-type="float">
            <text:p>0.851483583450317</text:p>
          </table:table-cell>
          <table:table-cell office:value-type="float" office:value="0.883600115776062" calcext:value-type="float">
            <text:p>0.88360011577606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1116808785334143387.json</text:p>
          </table:table-cell>
          <table:table-cell office:value-type="string" calcext:value-type="string">
            <text:p>lastGood_var2_maeXdtl_w1_v2.py</text:p>
          </table:table-cell>
          <table:table-cell table:number-columns-repeated="12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7.2884407043457" calcext:value-type="float">
            <text:p>7.2884407043457</text:p>
          </table:table-cell>
          <table:table-cell office:value-type="float" office:value="0.859657406806946" calcext:value-type="float">
            <text:p>0.859657406806946</text:p>
          </table:table-cell>
          <table:table-cell office:value-type="float" office:value="0.884880781173706" calcext:value-type="float">
            <text:p>0.8848807811737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1487031744987555609.json</text:p>
          </table:table-cell>
          <table:table-cell office:value-type="string" calcext:value-type="string">
            <text:p>lastGood_var2_maeXdtl_w1.py</text:p>
          </table:table-cell>
          <table:table-cell table:number-columns-repeated="1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7.66776752471924" calcext:value-type="float">
            <text:p>7.66776752471924</text:p>
          </table:table-cell>
          <table:table-cell office:value-type="float" office:value="0.853102028369904" calcext:value-type="float">
            <text:p>0.853102028369904</text:p>
          </table:table-cell>
          <table:table-cell office:value-type="float" office:value="0.882589161396027" calcext:value-type="float">
            <text:p>0.8825891613960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es_clive_24352892952640335.json</text:p>
          </table:table-cell>
          <table:table-cell office:value-type="string" calcext:value-type="string">
            <text:p>lastGood_var2_merge.py</text:p>
          </table:table-cell>
          <table:table-cell table:number-columns-repeated="1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7.56020498275757" calcext:value-type="float">
            <text:p>7.56020498275757</text:p>
          </table:table-cell>
          <table:table-cell office:value-type="float" office:value="0.850854575634003" calcext:value-type="float">
            <text:p>0.850854575634003</text:p>
          </table:table-cell>
          <table:table-cell office:value-type="float" office:value="0.881048738956451" calcext:value-type="float">
            <text:p>0.88104873895645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6883015414973245233.json</text:p>
          </table:table-cell>
          <table:table-cell office:value-type="string" calcext:value-type="string">
            <text:p>lastGood_var2_mse.py</text:p>
          </table:table-cell>
          <table:table-cell table:number-columns-repeated="12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0.0827528312802315" calcext:value-type="float">
            <text:p>0.0827528312802315</text:p>
          </table:table-cell>
          <table:table-cell office:value-type="float" office:value="0.817298650741577" calcext:value-type="float">
            <text:p>0.817298650741577</text:p>
          </table:table-cell>
          <table:table-cell office:value-type="float" office:value="0.844536602497101" calcext:value-type="float">
            <text:p>0.844536602497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es_clive_8686452853683473511.json</text:p>
          </table:table-cell>
          <table:table-cell office:value-type="string" calcext:value-type="string">
            <text:p>lastGood_var2_normData.py</text:p>
          </table:table-cell>
          <table:table-cell table:number-columns-repeated="1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7.68363046646118" calcext:value-type="float">
            <text:p>7.68363046646118</text:p>
          </table:table-cell>
          <table:table-cell office:value-type="float" office:value="0.846001088619232" calcext:value-type="float">
            <text:p>0.846001088619232</text:p>
          </table:table-cell>
          <table:table-cell office:value-type="float" office:value="0.874309182167053" calcext:value-type="float">
            <text:p>0.8743091821670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es_clive_8124955111128391771.json</text:p>
          </table:table-cell>
          <table:table-cell office:value-type="string" calcext:value-type="string">
            <text:p>lastGood_var2_v2.py</text:p>
          </table:table-cell>
          <table:table-cell table:number-columns-repeated="1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7.60934019088745" calcext:value-type="float">
            <text:p>7.60934019088745</text:p>
          </table:table-cell>
          <table:table-cell office:value-type="float" office:value="0.850965559482575" calcext:value-type="float">
            <text:p>0.850965559482575</text:p>
          </table:table-cell>
          <table:table-cell office:value-type="float" office:value="0.883896231651306" calcext:value-type="float">
            <text:p>0.8838962316513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es_clive_719326035856858053.json</text:p>
          </table:table-cell>
          <table:table-cell office:value-type="string" calcext:value-type="string">
            <text:p>lastGood_var2_v3.py</text:p>
          </table:table-cell>
          <table:table-cell table:number-columns-repeated="1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7.40320491790772" calcext:value-type="float">
            <text:p>7.40320491790772</text:p>
          </table:table-cell>
          <table:table-cell office:value-type="float" office:value="0.857581675052643" calcext:value-type="float">
            <text:p>0.857581675052643</text:p>
          </table:table-cell>
          <table:table-cell office:value-type="float" office:value="0.887375831604004" calcext:value-type="float">
            <text:p>0.8873758316040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es_clive_1789422817545617379.json</text:p>
          </table:table-cell>
          <table:table-cell office:value-type="string" calcext:value-type="string">
            <text:p>lastGood_var2_v4.py</text:p>
          </table:table-cell>
          <table:table-cell table:number-columns-repeated="12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7.64918947219849" calcext:value-type="float">
            <text:p>7.64918947219849</text:p>
          </table:table-cell>
          <table:table-cell office:value-type="float" office:value="0.848692536354065" calcext:value-type="float">
            <text:p>0.848692536354065</text:p>
          </table:table-cell>
          <table:table-cell office:value-type="float" office:value="0.881226062774658" calcext:value-type="float">
            <text:p>0.88122606277465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776638020563880298.json</text:p>
          </table:table-cell>
          <table:table-cell office:value-type="string" calcext:value-type="string">
            <text:p>lastGood_var2_v5.py</text:p>
          </table:table-cell>
          <table:table-cell table:number-columns-repeated="1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7.89283990859985" calcext:value-type="float">
            <text:p>7.89283990859985</text:p>
          </table:table-cell>
          <table:table-cell office:value-type="float" office:value="0.841725409030914" calcext:value-type="float">
            <text:p>0.841725409030914</text:p>
          </table:table-cell>
          <table:table-cell office:value-type="float" office:value="0.872837722301483" calcext:value-type="float">
            <text:p>0.8728377223014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es_clive_1299198049389153366.json</text:p>
          </table:table-cell>
          <table:table-cell office:value-type="string" calcext:value-type="string">
            <text:p>lastGood_var2_v6_smalltest_effnetb4.py</text:p>
          </table:table-cell>
          <table:table-cell table:number-columns-repeated="1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7.1801700592041" calcext:value-type="float">
            <text:p>7.1801700592041</text:p>
          </table:table-cell>
          <table:table-cell office:value-type="float" office:value="0.852566957473755" calcext:value-type="float">
            <text:p>0.852566957473755</text:p>
          </table:table-cell>
          <table:table-cell office:value-type="float" office:value="0.884660959243774" calcext:value-type="float">
            <text:p>0.88466095924377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7117294376353700239.json</text:p>
          </table:table-cell>
          <table:table-cell office:value-type="string" calcext:value-type="string">
            <text:p>lastGood_var2.py</text:p>
          </table:table-cell>
          <table:table-cell table:number-columns-repeated="12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8.18198776245117" calcext:value-type="float">
            <text:p>8.18198776245117</text:p>
          </table:table-cell>
          <table:table-cell office:value-type="float" office:value="0.843838095664978" calcext:value-type="float">
            <text:p>0.843838095664978</text:p>
          </table:table-cell>
          <table:table-cell office:value-type="float" office:value="0.87583327293396" calcext:value-type="float">
            <text:p>0.875833272933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es_clive_961440725432888441.json</text:p>
          </table:table-cell>
          <table:table-cell office:value-type="string" calcext:value-type="string">
            <text:p>lastGood_var3.py</text:p>
          </table:table-cell>
          <table:table-cell table:number-columns-repeated="12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8.28281879425049" calcext:value-type="float">
            <text:p>8.28281879425049</text:p>
          </table:table-cell>
          <table:table-cell office:value-type="float" office:value="0.842710137367249" calcext:value-type="float">
            <text:p>0.842710137367249</text:p>
          </table:table-cell>
          <table:table-cell office:value-type="float" office:value="0.876484096050263" calcext:value-type="float">
            <text:p>0.8764840960502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s_clive_2042362318141609257.json</text:p>
          </table:table-cell>
          <table:table-cell office:value-type="string" calcext:value-type="string">
            <text:p>lastGood_var4.py</text:p>
          </table:table-cell>
          <table:table-cell table:number-columns-repeated="12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8.00967979431152" calcext:value-type="float">
            <text:p>8.00967979431152</text:p>
          </table:table-cell>
          <table:table-cell office:value-type="float" office:value="0.844709932804108" calcext:value-type="float">
            <text:p>0.844709932804108</text:p>
          </table:table-cell>
          <table:table-cell office:value-type="float" office:value="0.873711109161377" calcext:value-type="float">
            <text:p>0.8737111091613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s_clive_2159449086626182332.json</text:p>
          </table:table-cell>
          <table:table-cell office:value-type="string" calcext:value-type="string">
            <text:p>lastGood_var5.py</text:p>
          </table:table-cell>
          <table:table-cell table:number-columns-repeated="12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6.6806411743164" calcext:value-type="float">
            <text:p>16.6806411743164</text:p>
          </table:table-cell>
          <table:table-cell office:value-type="float" office:value="0.846687018871307" calcext:value-type="float">
            <text:p>0.846687018871307</text:p>
          </table:table-cell>
          <table:table-cell office:value-type="float" office:value="0.871024310588837" calcext:value-type="float">
            <text:p>0.871024310588837</text:p>
          </table:table-cell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Tres_clive_907266408935239685.json</text:p>
          </table:table-cell>
          <table:table-cell office:value-type="string" calcext:value-type="string">
            <text:p>org_basicL1Loss.py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4750156402588" calcext:value-type="float">
            <text:p>17.4750156402588</text:p>
          </table:table-cell>
          <table:table-cell office:value-type="float" office:value="0.859194457530975" calcext:value-type="float">
            <text:p>0.859194457530975</text:p>
          </table:table-cell>
          <table:table-cell office:value-type="float" office:value="0.889288008213043" calcext:value-type="float">
            <text:p>0.889288008213043</text:p>
          </table:table-cell>
          <table:table-cell office:value-type="float" office:value="280" calcext:value-type="float">
            <text:p>280</text:p>
          </table:table-cell>
          <table:table-cell table:style-name="ce3" office:value-type="string" calcext:value-type="string">
            <text:p>Tres_clive_1062855308850142074.json</text:p>
          </table:table-cell>
          <table:table-cell office:value-type="string" calcext:value-type="string">
            <text:p>org_dml_1.py</text:p>
          </table:table-cell>
          <table:table-cell table:number-columns-repeated="12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6.4319324493408" calcext:value-type="float">
            <text:p>16.4319324493408</text:p>
          </table:table-cell>
          <table:table-cell office:value-type="float" office:value="0.855877876281738" calcext:value-type="float">
            <text:p>0.855877876281738</text:p>
          </table:table-cell>
          <table:table-cell office:value-type="float" office:value="0.883680701255798" calcext:value-type="float">
            <text:p>0.88368070125579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Tres_clive_439179488273846971.json</text:p>
          </table:table-cell>
          <table:table-cell office:value-type="string" calcext:value-type="string">
            <text:p>org_dml_1.py</text:p>
          </table:table-cell>
          <table:table-cell table:number-columns-repeated="12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9.4651374816895" calcext:value-type="float">
            <text:p>19.4651374816895</text:p>
          </table:table-cell>
          <table:table-cell office:value-type="float" office:value="0.853673100471497" calcext:value-type="float">
            <text:p>0.853673100471497</text:p>
          </table:table-cell>
          <table:table-cell office:value-type="float" office:value="0.872035324573517" calcext:value-type="float">
            <text:p>0.872035324573517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Tres_clive_1279261835810350320.json</text:p>
          </table:table-cell>
          <table:table-cell office:value-type="string" calcext:value-type="string">
            <text:p>org_dml_2.py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.3573513031006" calcext:value-type="float">
            <text:p>22.3573513031006</text:p>
          </table:table-cell>
          <table:table-cell office:value-type="float" office:value="0.841260552406311" calcext:value-type="float">
            <text:p>0.841260552406311</text:p>
          </table:table-cell>
          <table:table-cell office:value-type="float" office:value="0.865648746490479" calcext:value-type="float">
            <text:p>0.865648746490479</text:p>
          </table:table-cell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res_clive_302403987053947868.json</text:p>
          </table:table-cell>
          <table:table-cell office:value-type="string" calcext:value-type="string">
            <text:p>org_dml_2.py</text:p>
          </table:table-cell>
          <table:table-cell table:number-columns-repeated="12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8.2515487670898" calcext:value-type="float">
            <text:p>18.2515487670898</text:p>
          </table:table-cell>
          <table:table-cell office:value-type="float" office:value="0.880464911460877" calcext:value-type="float">
            <text:p>0.880464911460877</text:p>
          </table:table-cell>
          <table:table-cell office:value-type="float" office:value="0.915311753749847" calcext:value-type="float">
            <text:p>0.915311753749847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Tres_clive_264027169157116988.json</text:p>
          </table:table-cell>
          <table:table-cell office:value-type="string" calcext:value-type="string">
            <text:p>org_dml_3.py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220876693726" calcext:value-type="float">
            <text:p>14.4220876693726</text:p>
          </table:table-cell>
          <table:table-cell office:value-type="float" office:value="0.877229869365692" calcext:value-type="float">
            <text:p>0.877229869365692</text:p>
          </table:table-cell>
          <table:table-cell office:value-type="float" office:value="0.909998595714569" calcext:value-type="float">
            <text:p>0.909998595714569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res_clive_752651412982040348.json</text:p>
          </table:table-cell>
          <table:table-cell office:value-type="string" calcext:value-type="string">
            <text:p>org_dml_3.py</text:p>
          </table:table-cell>
          <table:table-cell table:number-columns-repeated="12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8.682746887207" calcext:value-type="float">
            <text:p>18.682746887207</text:p>
          </table:table-cell>
          <table:table-cell office:value-type="float" office:value="0.848245680332184" calcext:value-type="float">
            <text:p>0.848245680332184</text:p>
          </table:table-cell>
          <table:table-cell office:value-type="float" office:value="0.890311777591705" calcext:value-type="float">
            <text:p>0.890311777591705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Tres_clive_5124075193848276302.json</text:p>
          </table:table-cell>
          <table:table-cell office:value-type="string" calcext:value-type="string">
            <text:p>org_dml_4.py</text:p>
          </table:table-cell>
          <table:table-cell table:number-columns-repeated="1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5.4947385787964" calcext:value-type="float">
            <text:p>15.4947385787964</text:p>
          </table:table-cell>
          <table:table-cell office:value-type="float" office:value="0.835918486118317" calcext:value-type="float">
            <text:p>0.835918486118317</text:p>
          </table:table-cell>
          <table:table-cell office:value-type="float" office:value="0.886124789714813" calcext:value-type="float">
            <text:p>0.886124789714813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Tres_clive_1886272289329716179.json</text:p>
          </table:table-cell>
          <table:table-cell office:value-type="string" calcext:value-type="string">
            <text:p>org_dml_4.py</text:p>
          </table:table-cell>
          <table:table-cell table:number-columns-repeated="1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.123649597168" calcext:value-type="float">
            <text:p>14.123649597168</text:p>
          </table:table-cell>
          <table:table-cell table:style-name="ce1" office:value-type="float" office:value="0.861266374588013" calcext:value-type="float">
            <text:p>0.861266374588013</text:p>
          </table:table-cell>
          <table:table-cell table:style-name="ce1" office:value-type="float" office:value="0.882180511951447" calcext:value-type="float">
            <text:p>0.882180511951447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string" calcext:value-type="string">
            <text:p>Tres_clive_2133341204384094426.json</text:p>
          </table:table-cell>
          <table:table-cell table:style-name="ce1" office:value-type="string" calcext:value-type="string">
            <text:p>org_dml_5.py</text:p>
          </table:table-cell>
          <table:table-cell table:number-columns-repeated="1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.1088066101074" calcext:value-type="float">
            <text:p>17.1088066101074</text:p>
          </table:table-cell>
          <table:table-cell office:value-type="float" office:value="0.857132971286774" calcext:value-type="float">
            <text:p>0.857132971286774</text:p>
          </table:table-cell>
          <table:table-cell office:value-type="float" office:value="0.885536193847656" calcext:value-type="float">
            <text:p>0.885536193847656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Tres_clive_759965838104236765.json</text:p>
          </table:table-cell>
          <table:table-cell office:value-type="string" calcext:value-type="string">
            <text:p>org_dml_5.py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.4463272094727" calcext:value-type="float">
            <text:p>18.4463272094727</text:p>
          </table:table-cell>
          <table:table-cell office:value-type="float" office:value="0.85723352432251" calcext:value-type="float">
            <text:p>0.85723352432251</text:p>
          </table:table-cell>
          <table:table-cell office:value-type="float" office:value="0.884419918060303" calcext:value-type="float">
            <text:p>0.884419918060303</text:p>
          </table:table-cell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Tres_clive_8452283878293170513.json</text:p>
          </table:table-cell>
          <table:table-cell office:value-type="string" calcext:value-type="string">
            <text:p>org_dtl_1.py</text:p>
          </table:table-cell>
          <table:table-cell table:number-columns-repeated="12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7.0240364074707" calcext:value-type="float">
            <text:p>17.0240364074707</text:p>
          </table:table-cell>
          <table:table-cell office:value-type="float" office:value="0.854999363422394" calcext:value-type="float">
            <text:p>0.854999363422394</text:p>
          </table:table-cell>
          <table:table-cell office:value-type="float" office:value="0.881693780422211" calcext:value-type="float">
            <text:p>0.881693780422211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Tres_clive_1636848859738561441.json</text:p>
          </table:table-cell>
          <table:table-cell office:value-type="string" calcext:value-type="string">
            <text:p>org_dtl_1.py</text:p>
          </table:table-cell>
          <table:table-cell table:number-columns-repeated="12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21.2700653076172" calcext:value-type="float">
            <text:p>21.2700653076172</text:p>
          </table:table-cell>
          <table:table-cell office:value-type="float" office:value="0.847021877765656" calcext:value-type="float">
            <text:p>0.847021877765656</text:p>
          </table:table-cell>
          <table:table-cell office:value-type="float" office:value="0.871042191982269" calcext:value-type="float">
            <text:p>0.87104219198226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Tres_clive_2703581316532346199.json</text:p>
          </table:table-cell>
          <table:table-cell office:value-type="string" calcext:value-type="string">
            <text:p>org_dtl_1.py</text:p>
          </table:table-cell>
          <table:table-cell table:number-columns-repeated="12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2.159875869751" calcext:value-type="float">
            <text:p>22.159875869751</text:p>
          </table:table-cell>
          <table:table-cell office:value-type="float" office:value="0.845852136611939" calcext:value-type="float">
            <text:p>0.845852136611939</text:p>
          </table:table-cell>
          <table:table-cell office:value-type="float" office:value="0.865399420261383" calcext:value-type="float">
            <text:p>0.865399420261383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Tres_clive_8329236329920644027.json</text:p>
          </table:table-cell>
          <table:table-cell office:value-type="string" calcext:value-type="string">
            <text:p>org_dtl_2.py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6563682556152" calcext:value-type="float">
            <text:p>20.6563682556152</text:p>
          </table:table-cell>
          <table:table-cell office:value-type="float" office:value="0.838701009750366" calcext:value-type="float">
            <text:p>0.838701009750366</text:p>
          </table:table-cell>
          <table:table-cell office:value-type="float" office:value="0.86555153131485" calcext:value-type="float">
            <text:p>0.86555153131485</text:p>
          </table:table-cell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Tres_clive_1559489598999830973.json</text:p>
          </table:table-cell>
          <table:table-cell office:value-type="string" calcext:value-type="string">
            <text:p>org_dtl_2.py</text:p>
          </table:table-cell>
          <table:table-cell table:number-columns-repeated="12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7.1792240142822" calcext:value-type="float">
            <text:p>17.1792240142822</text:p>
          </table:table-cell>
          <table:table-cell office:value-type="float" office:value="0.881407856941223" calcext:value-type="float">
            <text:p>0.881407856941223</text:p>
          </table:table-cell>
          <table:table-cell office:value-type="float" office:value="0.911254405975342" calcext:value-type="float">
            <text:p>0.91125440597534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Tres_clive_9167171318013592165.json</text:p>
          </table:table-cell>
          <table:table-cell office:value-type="string" calcext:value-type="string">
            <text:p>org_dtl_3.py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3875961303711" calcext:value-type="float">
            <text:p>17.3875961303711</text:p>
          </table:table-cell>
          <table:table-cell office:value-type="float" office:value="0.872236013412476" calcext:value-type="float">
            <text:p>0.872236013412476</text:p>
          </table:table-cell>
          <table:table-cell office:value-type="float" office:value="0.908630549907684" calcext:value-type="float">
            <text:p>0.908630549907684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res_clive_2652544611813020950.json</text:p>
          </table:table-cell>
          <table:table-cell office:value-type="string" calcext:value-type="string">
            <text:p>org_dtl_3.py</text:p>
          </table:table-cell>
          <table:table-cell table:number-columns-repeated="1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8.5345554351807" calcext:value-type="float">
            <text:p>18.5345554351807</text:p>
          </table:table-cell>
          <table:table-cell office:value-type="float" office:value="0.842379033565521" calcext:value-type="float">
            <text:p>0.842379033565521</text:p>
          </table:table-cell>
          <table:table-cell office:value-type="float" office:value="0.888126492500305" calcext:value-type="float">
            <text:p>0.88812649250030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Tres_clive_1584188848206135603.json</text:p>
          </table:table-cell>
          <table:table-cell office:value-type="string" calcext:value-type="string">
            <text:p>org_dtl_4.py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3895568847656" calcext:value-type="float">
            <text:p>14.3895568847656</text:p>
          </table:table-cell>
          <table:table-cell office:value-type="float" office:value="0.832040309906006" calcext:value-type="float">
            <text:p>0.832040309906006</text:p>
          </table:table-cell>
          <table:table-cell office:value-type="float" office:value="0.884531795978546" calcext:value-type="float">
            <text:p>0.884531795978546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Tres_clive_143559983090144652.json</text:p>
          </table:table-cell>
          <table:table-cell office:value-type="string" calcext:value-type="string">
            <text:p>org_dtl_4.py</text:p>
          </table:table-cell>
          <table:table-cell table:number-columns-repeated="1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.3495616912842" calcext:value-type="float">
            <text:p>17.3495616912842</text:p>
          </table:table-cell>
          <table:table-cell table:style-name="ce1" office:value-type="float" office:value="0.856210827827454" calcext:value-type="float">
            <text:p>0.856210827827454</text:p>
          </table:table-cell>
          <table:table-cell table:style-name="ce1" office:value-type="float" office:value="0.876224994659424" calcext:value-type="float">
            <text:p>0.876224994659424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Tres_clive_457283313535931313.json</text:p>
          </table:table-cell>
          <table:table-cell table:style-name="ce1" office:value-type="string" calcext:value-type="string">
            <text:p>org_dtl_5.py</text:p>
          </table:table-cell>
          <table:table-cell table:number-columns-repeated="1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5.8472166061401" calcext:value-type="float">
            <text:p>15.8472166061401</text:p>
          </table:table-cell>
          <table:table-cell office:value-type="float" office:value="0.853476762771606" calcext:value-type="float">
            <text:p>0.853476762771606</text:p>
          </table:table-cell>
          <table:table-cell office:value-type="float" office:value="0.886797547340393" calcext:value-type="float">
            <text:p>0.88679754734039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Tres_clive_1336160789089195793.json</text:p>
          </table:table-cell>
          <table:table-cell office:value-type="string" calcext:value-type="string">
            <text:p>org_dtl_5.py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.4174022674561" calcext:value-type="float">
            <text:p>18.4174022674561</text:p>
          </table:table-cell>
          <table:table-cell office:value-type="float" office:value="0.829489231109619" calcext:value-type="float">
            <text:p>0.829489231109619</text:p>
          </table:table-cell>
          <table:table-cell office:value-type="float" office:value="0.845976710319519" calcext:value-type="float">
            <text:p>0.845976710319519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res_clive_1567290630424219496.json</text:p>
          </table:table-cell>
          <table:table-cell office:value-type="string" calcext:value-type="string">
            <text:p>org_ed_f_1.py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540189743042" calcext:value-type="float">
            <text:p>19.540189743042</text:p>
          </table:table-cell>
          <table:table-cell office:value-type="float" office:value="0.830347836017609" calcext:value-type="float">
            <text:p>0.830347836017609</text:p>
          </table:table-cell>
          <table:table-cell office:value-type="float" office:value="0.855973422527313" calcext:value-type="float">
            <text:p>0.855973422527313</text:p>
          </table:table-cell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Tres_clive_5914906146965593904.json</text:p>
          </table:table-cell>
          <table:table-cell office:value-type="string" calcext:value-type="string">
            <text:p>org_ed_f_2.py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.8258647918701" calcext:value-type="float">
            <text:p>15.8258647918701</text:p>
          </table:table-cell>
          <table:table-cell office:value-type="float" office:value="0.856859743595123" calcext:value-type="float">
            <text:p>0.856859743595123</text:p>
          </table:table-cell>
          <table:table-cell office:value-type="float" office:value="0.895427703857422" calcext:value-type="float">
            <text:p>0.895427703857422</text:p>
          </table:table-cell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Tres_clive_2347777805880634537.json</text:p>
          </table:table-cell>
          <table:table-cell office:value-type="string" calcext:value-type="string">
            <text:p>org_ed_f_3.py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5644912719727" calcext:value-type="float">
            <text:p>17.5644912719727</text:p>
          </table:table-cell>
          <table:table-cell office:value-type="float" office:value="0.824561834335327" calcext:value-type="float">
            <text:p>0.824561834335327</text:p>
          </table:table-cell>
          <table:table-cell office:value-type="float" office:value="0.869361162185669" calcext:value-type="float">
            <text:p>0.869361162185669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Tres_clive_8517024618672440160.json</text:p>
          </table:table-cell>
          <table:table-cell office:value-type="string" calcext:value-type="string">
            <text:p>org_ed_f_4.py</text:p>
          </table:table-cell>
          <table:table-cell table:number-columns-repeated="1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.1994533538818" calcext:value-type="float">
            <text:p>15.1994533538818</text:p>
          </table:table-cell>
          <table:table-cell table:style-name="ce1" office:value-type="float" office:value="0.854922533035278" calcext:value-type="float">
            <text:p>0.854922533035278</text:p>
          </table:table-cell>
          <table:table-cell table:style-name="ce1" office:value-type="float" office:value="0.882138967514038" calcext:value-type="float">
            <text:p>0.882138967514038</text:p>
          </table:table-cell>
          <table:table-cell table:style-name="ce1" office:value-type="float" office:value="90" calcext:value-type="float">
            <text:p>90</text:p>
          </table:table-cell>
          <table:table-cell table:style-name="ce4" office:value-type="string" calcext:value-type="string">
            <text:p>Tres_clive_968825850510628652.json</text:p>
          </table:table-cell>
          <table:table-cell table:style-name="ce1" office:value-type="string" calcext:value-type="string">
            <text:p>org_ed_f_5.py</text:p>
          </table:table-cell>
          <table:table-cell table:number-columns-repeated="1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6.550687789917" calcext:value-type="float">
            <text:p>16.550687789917</text:p>
          </table:table-cell>
          <table:table-cell office:value-type="float" office:value="0.860096633434296" calcext:value-type="float">
            <text:p>0.860096633434296</text:p>
          </table:table-cell>
          <table:table-cell office:value-type="float" office:value="0.87766832113266" calcext:value-type="float">
            <text:p>0.87766832113266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Tres_clive_929461763056701491.json</text:p>
          </table:table-cell>
          <table:table-cell office:value-type="string" calcext:value-type="string">
            <text:p>org_effnet_1.py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.2131786346436" calcext:value-type="float">
            <text:p>17.2131786346436</text:p>
          </table:table-cell>
          <table:table-cell office:value-type="float" office:value="0.847496211528778" calcext:value-type="float">
            <text:p>0.847496211528778</text:p>
          </table:table-cell>
          <table:table-cell office:value-type="float" office:value="0.854456126689911" calcext:value-type="float">
            <text:p>0.854456126689911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Tres_clive_822802878082881730.json</text:p>
          </table:table-cell>
          <table:table-cell office:value-type="string" calcext:value-type="string">
            <text:p>org_effnet_1.py</text:p>
          </table:table-cell>
          <table:table-cell table:number-columns-repeated="12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9.5898361206055" calcext:value-type="float">
            <text:p>19.5898361206055</text:p>
          </table:table-cell>
          <table:table-cell office:value-type="float" office:value="0.795046329498291" calcext:value-type="float">
            <text:p>0.795046329498291</text:p>
          </table:table-cell>
          <table:table-cell office:value-type="float" office:value="0.81501978635788" calcext:value-type="float">
            <text:p>0.81501978635788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Tres_clive_714982041405601843.json</text:p>
          </table:table-cell>
          <table:table-cell office:value-type="string" calcext:value-type="string">
            <text:p>org_effnet_1.py</text:p>
          </table:table-cell>
          <table:table-cell table:number-columns-repeated="1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6.0661125183105" calcext:value-type="float">
            <text:p>16.0661125183105</text:p>
          </table:table-cell>
          <table:table-cell office:value-type="float" office:value="0.863463521003723" calcext:value-type="float">
            <text:p>0.863463521003723</text:p>
          </table:table-cell>
          <table:table-cell office:value-type="float" office:value="0.882396519184113" calcext:value-type="float">
            <text:p>0.882396519184113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Tres_clive_8680866195176616523.json</text:p>
          </table:table-cell>
          <table:table-cell office:value-type="string" calcext:value-type="string">
            <text:p>org_effnet_2.py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.3020458221436" calcext:value-type="float">
            <text:p>17.3020458221436</text:p>
          </table:table-cell>
          <table:table-cell office:value-type="float" office:value="0.846714496612549" calcext:value-type="float">
            <text:p>0.846714496612549</text:p>
          </table:table-cell>
          <table:table-cell office:value-type="float" office:value="0.863945066928864" calcext:value-type="float">
            <text:p>0.863945066928864</text:p>
          </table:table-cell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res_clive_1458972176227548636.json</text:p>
          </table:table-cell>
          <table:table-cell office:value-type="string" calcext:value-type="string">
            <text:p>org_effnet_2.py</text:p>
          </table:table-cell>
          <table:table-cell table:number-columns-repeated="12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1.2728252410889" calcext:value-type="float">
            <text:p>21.2728252410889</text:p>
          </table:table-cell>
          <table:table-cell office:value-type="float" office:value="0.799643695354462" calcext:value-type="float">
            <text:p>0.799643695354462</text:p>
          </table:table-cell>
          <table:table-cell office:value-type="float" office:value="0.822374224662781" calcext:value-type="float">
            <text:p>0.82237422466278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Tres_clive_1573846859773705735.json</text:p>
          </table:table-cell>
          <table:table-cell office:value-type="string" calcext:value-type="string">
            <text:p>org_effnet_2.py</text:p>
          </table:table-cell>
          <table:table-cell table:number-columns-repeated="12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7.8379783630371" calcext:value-type="float">
            <text:p>17.8379783630371</text:p>
          </table:table-cell>
          <table:table-cell office:value-type="float" office:value="0.863262414932251" calcext:value-type="float">
            <text:p>0.863262414932251</text:p>
          </table:table-cell>
          <table:table-cell office:value-type="float" office:value="0.904319107532501" calcext:value-type="float">
            <text:p>0.904319107532501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Tres_clive_2065802835909680322.json</text:p>
          </table:table-cell>
          <table:table-cell office:value-type="string" calcext:value-type="string">
            <text:p>org_effnet_3.py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.1008281707764" calcext:value-type="float">
            <text:p>18.1008281707764</text:p>
          </table:table-cell>
          <table:table-cell office:value-type="float" office:value="0.847314119338989" calcext:value-type="float">
            <text:p>0.847314119338989</text:p>
          </table:table-cell>
          <table:table-cell office:value-type="float" office:value="0.897819697856903" calcext:value-type="float">
            <text:p>0.897819697856903</text:p>
          </table:table-cell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Tres_clive_3715148344981471509.json</text:p>
          </table:table-cell>
          <table:table-cell office:value-type="string" calcext:value-type="string">
            <text:p>org_effnet_3.py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.4758987426758" calcext:value-type="float">
            <text:p>16.4758987426758</text:p>
          </table:table-cell>
          <table:table-cell office:value-type="float" office:value="0.825794160366058" calcext:value-type="float">
            <text:p>0.825794160366058</text:p>
          </table:table-cell>
          <table:table-cell office:value-type="float" office:value="0.864201903343201" calcext:value-type="float">
            <text:p>0.864201903343201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Tres_clive_736367861568295226.json</text:p>
          </table:table-cell>
          <table:table-cell office:value-type="string" calcext:value-type="string">
            <text:p>org_effnet_4.py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.9406814575195" calcext:value-type="float">
            <text:p>16.9406814575195</text:p>
          </table:table-cell>
          <table:table-cell table:style-name="ce1" office:value-type="float" office:value="0.852011978626251" calcext:value-type="float">
            <text:p>0.852011978626251</text:p>
          </table:table-cell>
          <table:table-cell table:style-name="ce1" office:value-type="float" office:value="0.882360458374023" calcext:value-type="float">
            <text:p>0.882360458374023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string" calcext:value-type="string">
            <text:p>Tres_clive_1244924195611695112.json</text:p>
          </table:table-cell>
          <table:table-cell table:style-name="ce1" office:value-type="string" calcext:value-type="string">
            <text:p>org_effnet_5.py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.988338470459" calcext:value-type="float">
            <text:p>18.988338470459</text:p>
          </table:table-cell>
          <table:table-cell office:value-type="float" office:value="0.835622489452362" calcext:value-type="float">
            <text:p>0.835622489452362</text:p>
          </table:table-cell>
          <table:table-cell office:value-type="float" office:value="0.85475492477417" calcext:value-type="float">
            <text:p>0.854754924774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res_clive_761952156509068320.json</text:p>
          </table:table-cell>
          <table:table-cell table:style-name="ce5" office:value-type="string" calcext:value-type="string">
            <text:p>org_l2poolPaper.py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.7480525970459" calcext:value-type="float">
            <text:p>19.7480525970459</text:p>
          </table:table-cell>
          <table:table-cell office:value-type="float" office:value="0.837383270263672" calcext:value-type="float">
            <text:p>0.837383270263672</text:p>
          </table:table-cell>
          <table:table-cell office:value-type="float" office:value="0.86816394329071" calcext:value-type="float">
            <text:p>0.86816394329071</text:p>
          </table:table-cell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Tres_clive_96627729541098137.json</text:p>
          </table:table-cell>
          <table:table-cell table:style-name="ce5" office:value-type="string" calcext:value-type="string">
            <text:p>org_l2poolPaper2.py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0691146850586" calcext:value-type="float">
            <text:p>16.0691146850586</text:p>
          </table:table-cell>
          <table:table-cell office:value-type="float" office:value="0.859897434711456" calcext:value-type="float">
            <text:p>0.859897434711456</text:p>
          </table:table-cell>
          <table:table-cell office:value-type="float" office:value="0.887230098247528" calcext:value-type="float">
            <text:p>0.887230098247528</text:p>
          </table:table-cell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Tres_clive_176758629169885257.json</text:p>
          </table:table-cell>
          <table:table-cell table:style-name="ce5" office:value-type="string" calcext:value-type="string">
            <text:p>org_l2poolPaper3.py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7604732513428" calcext:value-type="float">
            <text:p>16.7604732513428</text:p>
          </table:table-cell>
          <table:table-cell office:value-type="float" office:value="0.828726530075073" calcext:value-type="float">
            <text:p>0.828726530075073</text:p>
          </table:table-cell>
          <table:table-cell office:value-type="float" office:value="0.872497022151947" calcext:value-type="float">
            <text:p>0.872497022151947</text:p>
          </table:table-cell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Tres_clive_1373553927847024260.json</text:p>
          </table:table-cell>
          <table:table-cell table:style-name="ce5" office:value-type="string" calcext:value-type="string">
            <text:p>org_l2poolPaper4.py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6.0265331268311" calcext:value-type="float">
            <text:p>16.0265331268311</text:p>
          </table:table-cell>
          <table:table-cell table:style-name="ce1" office:value-type="float" office:value="0.854688227176666" calcext:value-type="float">
            <text:p>0.854688227176666</text:p>
          </table:table-cell>
          <table:table-cell table:style-name="ce1" office:value-type="float" office:value="0.883681654930115" calcext:value-type="float">
            <text:p>0.883681654930115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string" calcext:value-type="string">
            <text:p>Tres_clive_7454055566203373941.json</text:p>
          </table:table-cell>
          <table:table-cell table:style-name="ce6" office:value-type="string" calcext:value-type="string">
            <text:p>org_l2poolPaper5.py</text:p>
          </table:table-cell>
          <table:table-cell table:number-columns-repeated="1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9.2952136993408" calcext:value-type="float">
            <text:p>19.2952136993408</text:p>
          </table:table-cell>
          <table:table-cell office:value-type="float" office:value="0.865709066390991" calcext:value-type="float">
            <text:p>0.865709066390991</text:p>
          </table:table-cell>
          <table:table-cell office:value-type="float" office:value="0.882245302200317" calcext:value-type="float">
            <text:p>0.882245302200317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Tres_clive_5533553208952190615.json</text:p>
          </table:table-cell>
          <table:table-cell office:value-type="string" calcext:value-type="string">
            <text:p>org_maexdtl_effnet_lr8e5.py</text:p>
          </table:table-cell>
          <table:table-cell table:number-columns-repeated="12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6.9187965393066" calcext:value-type="float">
            <text:p>16.9187965393066</text:p>
          </table:table-cell>
          <table:table-cell office:value-type="float" office:value="0.854782104492188" calcext:value-type="float">
            <text:p>0.854782104492188</text:p>
          </table:table-cell>
          <table:table-cell office:value-type="float" office:value="0.86500608921051" calcext:value-type="float">
            <text:p>0.86500608921051</text:p>
          </table:table-cell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Tres_clive_2162187383209329346.json</text:p>
          </table:table-cell>
          <table:table-cell office:value-type="string" calcext:value-type="string">
            <text:p>org_maexdtl_effnet.py</text:p>
          </table:table-cell>
          <table:table-cell table:number-columns-repeated="1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6.4852313995361" calcext:value-type="float">
            <text:p>16.4852313995361</text:p>
          </table:table-cell>
          <table:table-cell office:value-type="float" office:value="0.853706300258637" calcext:value-type="float">
            <text:p>0.853706300258637</text:p>
          </table:table-cell>
          <table:table-cell office:value-type="float" office:value="0.874046862125397" calcext:value-type="float">
            <text:p>0.874046862125397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Tres_clive_807958600108619652.json</text:p>
          </table:table-cell>
          <table:table-cell office:value-type="string" calcext:value-type="string">
            <text:p>org_maexdtl_oml.py</text:p>
          </table:table-cell>
          <table:table-cell table:number-columns-repeated="12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7.2020263671875" calcext:value-type="float">
            <text:p>17.2020263671875</text:p>
          </table:table-cell>
          <table:table-cell office:value-type="float" office:value="0.865820050239563" calcext:value-type="float">
            <text:p>0.865820050239563</text:p>
          </table:table-cell>
          <table:table-cell office:value-type="float" office:value="0.890875697135925" calcext:value-type="float">
            <text:p>0.890875697135925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Tres_clive_1223179714270667877.json</text:p>
          </table:table-cell>
          <table:table-cell office:value-type="string" calcext:value-type="string">
            <text:p>org_maexdtl.py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.8261451721191" calcext:value-type="float">
            <text:p>18.8261451721191</text:p>
          </table:table-cell>
          <table:table-cell office:value-type="float" office:value="0.808355450630188" calcext:value-type="float">
            <text:p>0.808355450630188</text:p>
          </table:table-cell>
          <table:table-cell office:value-type="float" office:value="0.708543837070465" calcext:value-type="float">
            <text:p>0.708543837070465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Tres_clive_4672924232761685090.json</text:p>
          </table:table-cell>
          <table:table-cell office:value-type="string" calcext:value-type="string">
            <text:p>org_mape_f_1.py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.521276473999" calcext:value-type="float">
            <text:p>20.521276473999</text:p>
          </table:table-cell>
          <table:table-cell office:value-type="float" office:value="0.83454954624176" calcext:value-type="float">
            <text:p>0.83454954624176</text:p>
          </table:table-cell>
          <table:table-cell office:value-type="float" office:value="0.809321045875549" calcext:value-type="float">
            <text:p>0.809321045875549</text:p>
          </table:table-cell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res_clive_6411414168086702813.json</text:p>
          </table:table-cell>
          <table:table-cell office:value-type="string" calcext:value-type="string">
            <text:p>org_mape_f_2.py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.0363368988037" calcext:value-type="float">
            <text:p>17.0363368988037</text:p>
          </table:table-cell>
          <table:table-cell office:value-type="float" office:value="0.843526005744934" calcext:value-type="float">
            <text:p>0.843526005744934</text:p>
          </table:table-cell>
          <table:table-cell office:value-type="float" office:value="0.78724616765976" calcext:value-type="float">
            <text:p>0.78724616765976</text:p>
          </table:table-cell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res_clive_1167528150321289661.json</text:p>
          </table:table-cell>
          <table:table-cell office:value-type="string" calcext:value-type="string">
            <text:p>org_mape_f_3.py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758632659912" calcext:value-type="float">
            <text:p>17.6758632659912</text:p>
          </table:table-cell>
          <table:table-cell office:value-type="float" office:value="0.776217818260193" calcext:value-type="float">
            <text:p>0.776217818260193</text:p>
          </table:table-cell>
          <table:table-cell office:value-type="float" office:value="0.708460986614227" calcext:value-type="float">
            <text:p>0.708460986614227</text:p>
          </table:table-cell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Tres_clive_6518646060954713511.json</text:p>
          </table:table-cell>
          <table:table-cell office:value-type="string" calcext:value-type="string">
            <text:p>org_mape_f_4.py</text:p>
          </table:table-cell>
          <table:table-cell table:number-columns-repeated="1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7.7748546600342" calcext:value-type="float">
            <text:p>17.7748546600342</text:p>
          </table:table-cell>
          <table:table-cell table:style-name="ce1" office:value-type="float" office:value="0.830507218837738" calcext:value-type="float">
            <text:p>0.830507218837738</text:p>
          </table:table-cell>
          <table:table-cell table:style-name="ce1" office:value-type="float" office:value="0.782198905944824" calcext:value-type="float">
            <text:p>0.782198905944824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string" calcext:value-type="string">
            <text:p>Tres_clive_95912772879425239.json</text:p>
          </table:table-cell>
          <table:table-cell table:style-name="ce1" office:value-type="string" calcext:value-type="string">
            <text:p>org_mape_f_5.py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.2520580291748" calcext:value-type="float">
            <text:p>18.2520580291748</text:p>
          </table:table-cell>
          <table:table-cell office:value-type="float" office:value="0.840849757194519" calcext:value-type="float">
            <text:p>0.840849757194519</text:p>
          </table:table-cell>
          <table:table-cell office:value-type="float" office:value="0.861365616321564" calcext:value-type="float">
            <text:p>0.861365616321564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res_clive_6222694893954475070.json</text:p>
          </table:table-cell>
          <table:table-cell office:value-type="string" calcext:value-type="string">
            <text:p>org_nb_f_1.py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.6889381408691" calcext:value-type="float">
            <text:p>19.6889381408691</text:p>
          </table:table-cell>
          <table:table-cell office:value-type="float" office:value="0.840250194072723" calcext:value-type="float">
            <text:p>0.840250194072723</text:p>
          </table:table-cell>
          <table:table-cell office:value-type="float" office:value="0.855872869491577" calcext:value-type="float">
            <text:p>0.855872869491577</text:p>
          </table:table-cell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Tres_clive_6723357161279068945.json</text:p>
          </table:table-cell>
          <table:table-cell office:value-type="string" calcext:value-type="string">
            <text:p>org_nb_f_2.py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.6009883880615" calcext:value-type="float">
            <text:p>17.6009883880615</text:p>
          </table:table-cell>
          <table:table-cell office:value-type="float" office:value="0.869654655456543" calcext:value-type="float">
            <text:p>0.869654655456543</text:p>
          </table:table-cell>
          <table:table-cell office:value-type="float" office:value="0.898456931114197" calcext:value-type="float">
            <text:p>0.898456931114197</text:p>
          </table:table-cell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Tres_clive_308567719885243119.json</text:p>
          </table:table-cell>
          <table:table-cell office:value-type="string" calcext:value-type="string">
            <text:p>org_nb_f_3.py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.7464408874512" calcext:value-type="float">
            <text:p>17.7464408874512</text:p>
          </table:table-cell>
          <table:table-cell office:value-type="float" office:value="0.827671587467194" calcext:value-type="float">
            <text:p>0.827671587467194</text:p>
          </table:table-cell>
          <table:table-cell office:value-type="float" office:value="0.869769752025604" calcext:value-type="float">
            <text:p>0.869769752025604</text:p>
          </table:table-cell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Tres_clive_2050540424795009173.json</text:p>
          </table:table-cell>
          <table:table-cell office:value-type="string" calcext:value-type="string">
            <text:p>org_nb_f_4.py</text:p>
          </table:table-cell>
          <table:table-cell table:number-columns-repeated="1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8.1112518310547" calcext:value-type="float">
            <text:p>18.1112518310547</text:p>
          </table:table-cell>
          <table:table-cell table:style-name="ce1" office:value-type="float" office:value="0.844402551651001" calcext:value-type="float">
            <text:p>0.844402551651001</text:p>
          </table:table-cell>
          <table:table-cell table:style-name="ce1" office:value-type="float" office:value="0.870397508144379" calcext:value-type="float">
            <text:p>0.870397508144379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string" calcext:value-type="string">
            <text:p>Tres_clive_33091173434441537.json</text:p>
          </table:table-cell>
          <table:table-cell table:style-name="ce1" office:value-type="string" calcext:value-type="string">
            <text:p>org_nb_f_5.py</text:p>
          </table:table-cell>
          <table:table-cell table:number-columns-repeated="12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8.554292678833" calcext:value-type="float">
            <text:p>18.554292678833</text:p>
          </table:table-cell>
          <table:table-cell office:value-type="float" office:value="0.822567701339722" calcext:value-type="float">
            <text:p>0.822567701339722</text:p>
          </table:table-cell>
          <table:table-cell office:value-type="float" office:value="0.841780722141266" calcext:value-type="float">
            <text:p>0.841780722141266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Tres_clive_345993373124677137.json</text:p>
          </table:table-cell>
          <table:table-cell office:value-type="string" calcext:value-type="string">
            <text:p>org_normTrans.py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8572254180908" calcext:value-type="float">
            <text:p>18.8572254180908</text:p>
          </table:table-cell>
          <table:table-cell office:value-type="float" office:value="0.844729900360107" calcext:value-type="float">
            <text:p>0.844729900360107</text:p>
          </table:table-cell>
          <table:table-cell office:value-type="float" office:value="0.85896372795105" calcext:value-type="float">
            <text:p>0.85896372795105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res_clive_1049446313320139143.json</text:p>
          </table:table-cell>
          <table:table-cell office:value-type="string" calcext:value-type="string">
            <text:p>org_npe_f_1.py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.1915950775147" calcext:value-type="float">
            <text:p>20.1915950775147</text:p>
          </table:table-cell>
          <table:table-cell office:value-type="float" office:value="0.832738518714905" calcext:value-type="float">
            <text:p>0.832738518714905</text:p>
          </table:table-cell>
          <table:table-cell office:value-type="float" office:value="0.856458425521851" calcext:value-type="float">
            <text:p>0.856458425521851</text:p>
          </table:table-cell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res_clive_4872185955986988335.json</text:p>
          </table:table-cell>
          <table:table-cell office:value-type="string" calcext:value-type="string">
            <text:p>org_npe_f_2.py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067310333252" calcext:value-type="float">
            <text:p>16.067310333252</text:p>
          </table:table-cell>
          <table:table-cell office:value-type="float" office:value="0.876074373722076" calcext:value-type="float">
            <text:p>0.876074373722076</text:p>
          </table:table-cell>
          <table:table-cell office:value-type="float" office:value="0.912889182567596" calcext:value-type="float">
            <text:p>0.912889182567596</text:p>
          </table:table-cell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Tres_clive_644109769722506659.json</text:p>
          </table:table-cell>
          <table:table-cell office:value-type="string" calcext:value-type="string">
            <text:p>org_npe_f_3.py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7667922973633" calcext:value-type="float">
            <text:p>16.7667922973633</text:p>
          </table:table-cell>
          <table:table-cell office:value-type="float" office:value="0.826628983020783" calcext:value-type="float">
            <text:p>0.826628983020783</text:p>
          </table:table-cell>
          <table:table-cell office:value-type="float" office:value="0.879054129123688" calcext:value-type="float">
            <text:p>0.879054129123688</text:p>
          </table:table-cell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Tres_clive_172124539464525244.json</text:p>
          </table:table-cell>
          <table:table-cell office:value-type="string" calcext:value-type="string">
            <text:p>org_npe_f_4.py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9997129440308" calcext:value-type="float">
            <text:p>14.9997129440308</text:p>
          </table:table-cell>
          <table:table-cell office:value-type="float" office:value="0.856433749198914" calcext:value-type="float">
            <text:p>0.856433749198914</text:p>
          </table:table-cell>
          <table:table-cell office:value-type="float" office:value="0.887002468109131" calcext:value-type="float">
            <text:p>0.887002468109131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Tres_clive_773311933224965949.json</text:p>
          </table:table-cell>
          <table:table-cell office:value-type="string" calcext:value-type="string">
            <text:p>org_npe_f_5.py</text:p>
          </table:table-cell>
          <table:table-cell table:number-columns-repeated="12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8.5851669311523" calcext:value-type="float">
            <text:p>18.5851669311523</text:p>
          </table:table-cell>
          <table:table-cell office:value-type="float" office:value="0.815069258213043" calcext:value-type="float">
            <text:p>0.815069258213043</text:p>
          </table:table-cell>
          <table:table-cell office:value-type="float" office:value="0.837738156318665" calcext:value-type="float">
            <text:p>0.837738156318665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Tres_clive_1097057684304587611.json</text:p>
          </table:table-cell>
          <table:table-cell office:value-type="string" calcext:value-type="string">
            <text:p>org_ope3.py</text:p>
          </table:table-cell>
          <table:table-cell table:number-columns-repeated="1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9.626558303833" calcext:value-type="float">
            <text:p>19.626558303833</text:p>
          </table:table-cell>
          <table:table-cell office:value-type="float" office:value="0.858606278896332" calcext:value-type="float">
            <text:p>0.858606278896332</text:p>
          </table:table-cell>
          <table:table-cell office:value-type="float" office:value="0.885294616222382" calcext:value-type="float">
            <text:p>0.88529461622238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Tres_clive_7624784527075628535.json</text:p>
          </table:table-cell>
          <table:table-cell office:value-type="string" calcext:value-type="string">
            <text:p>org_sc02.py</text:p>
          </table:table-cell>
          <table:table-cell table:number-columns-repeated="12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3.4676656723022" calcext:value-type="float">
            <text:p>13.4676656723022</text:p>
          </table:table-cell>
          <table:table-cell office:value-type="float" office:value="0.835778117179871" calcext:value-type="float">
            <text:p>0.835778117179871</text:p>
          </table:table-cell>
          <table:table-cell office:value-type="float" office:value="0.853575944900513" calcext:value-type="float">
            <text:p>0.853575944900513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Tres_clive_1853586195547644801.json</text:p>
          </table:table-cell>
          <table:table-cell office:value-type="string" calcext:value-type="string">
            <text:p>org.py</text:p>
          </table:table-cell>
          <table:table-cell table:number-columns-repeated="12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8.8485412597656" calcext:value-type="float">
            <text:p>18.8485412597656</text:p>
          </table:table-cell>
          <table:table-cell office:value-type="float" office:value="0.833676755428314" calcext:value-type="float">
            <text:p>0.833676755428314</text:p>
          </table:table-cell>
          <table:table-cell office:value-type="float" office:value="0.856517970561981" calcext:value-type="float">
            <text:p>0.85651797056198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Tres_clive_2271708427420431533.json</text:p>
          </table:table-cell>
          <table:table-cell office:value-type="string" calcext:value-type="string">
            <text:p>org.py</text:p>
          </table:table-cell>
          <table:table-cell table:number-columns-repeated="12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7.1380958557129" calcext:value-type="float">
            <text:p>17.1380958557129</text:p>
          </table:table-cell>
          <table:table-cell office:value-type="float" office:value="0.844260275363922" calcext:value-type="float">
            <text:p>0.844260275363922</text:p>
          </table:table-cell>
          <table:table-cell office:value-type="float" office:value="0.877125263214111" calcext:value-type="float">
            <text:p>0.8771252632141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s_clive_2037013570841312031.json</text:p>
          </table:table-cell>
          <table:table-cell office:value-type="string" calcext:value-type="string">
            <text:p>peel7.py</text:p>
          </table:table-cell>
          <table:table-cell table:number-columns-repeated="1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1.2361965179443" calcext:value-type="float">
            <text:p>11.2361965179443</text:p>
          </table:table-cell>
          <table:table-cell office:value-type="float" office:value="0.849565327167511" calcext:value-type="float">
            <text:p>0.849565327167511</text:p>
          </table:table-cell>
          <table:table-cell office:value-type="float" office:value="0.871496677398682" calcext:value-type="float">
            <text:p>0.87149667739868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es_clive_800832418729938180.json</text:p>
          </table:table-cell>
          <table:table-cell office:value-type="string" calcext:value-type="string">
            <text:p>test_ffn_1024_dr05_freeze80.py</text:p>
          </table:table-cell>
          <table:table-cell table:number-columns-repeated="12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7.5114936828613" calcext:value-type="float">
            <text:p>17.5114936828613</text:p>
          </table:table-cell>
          <table:table-cell office:value-type="float" office:value="0.632330000400543" calcext:value-type="float">
            <text:p>0.632330000400543</text:p>
          </table:table-cell>
          <table:table-cell office:value-type="float" office:value="0.439701557159424" calcext:value-type="float">
            <text:p>0.4397015571594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s_clive_986165521375530556.json</text:p>
          </table:table-cell>
          <table:table-cell office:value-type="string" calcext:value-type="string">
            <text:p>testTraining.py</text:p>
          </table:table-cell>
          <table:table-cell table:number-columns-repeated="12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8.44892024993897" calcext:value-type="float">
            <text:p>8.44892024993897</text:p>
          </table:table-cell>
          <table:table-cell office:value-type="float" office:value="0.833159744739533" calcext:value-type="float">
            <text:p>0.833159744739533</text:p>
          </table:table-cell>
          <table:table-cell office:value-type="float" office:value="0.864800751209259" calcext:value-type="float">
            <text:p>0.86480075120925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es_clive_7148494988687791546.json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out_clive.A1:out_clive.G117" table:display-filter-buttons="true">
          <table:filter>
            <table:filter-and>
              <table:filter-condition table:value="org.py" table:operator="=" table:field-number="6">
                <table:filter-set-item table:value="org.py"/>
                <table:filter-set-item table:value="org_basicL1Loss.py"/>
                <table:filter-set-item table:value="org_dml_1.py"/>
                <table:filter-set-item table:value="org_dml_2.py"/>
                <table:filter-set-item table:value="org_dml_3.py"/>
                <table:filter-set-item table:value="org_dml_4.py"/>
                <table:filter-set-item table:value="org_dml_5.py"/>
                <table:filter-set-item table:value="org_dtl_1.py"/>
                <table:filter-set-item table:value="org_dtl_2.py"/>
                <table:filter-set-item table:value="org_dtl_3.py"/>
                <table:filter-set-item table:value="org_dtl_4.py"/>
                <table:filter-set-item table:value="org_dtl_5.py"/>
                <table:filter-set-item table:value="org_ed_f_1.py"/>
                <table:filter-set-item table:value="org_ed_f_2.py"/>
                <table:filter-set-item table:value="org_ed_f_3.py"/>
                <table:filter-set-item table:value="org_ed_f_4.py"/>
                <table:filter-set-item table:value="org_ed_f_5.py"/>
                <table:filter-set-item table:value="org_effnet_1.py"/>
                <table:filter-set-item table:value="org_effnet_2.py"/>
                <table:filter-set-item table:value="org_effnet_3.py"/>
                <table:filter-set-item table:value="org_effnet_4.py"/>
                <table:filter-set-item table:value="org_effnet_5.py"/>
                <table:filter-set-item table:value="org_l2poolPaper.py"/>
                <table:filter-set-item table:value="org_l2poolPaper2.py"/>
                <table:filter-set-item table:value="org_l2poolPaper3.py"/>
                <table:filter-set-item table:value="org_l2poolPaper4.py"/>
                <table:filter-set-item table:value="org_l2poolPaper5.py"/>
                <table:filter-set-item table:value="org_maexdtl.py"/>
                <table:filter-set-item table:value="org_maexdtl_effnet.py"/>
                <table:filter-set-item table:value="org_maexdtl_effnet_lr8e5.py"/>
                <table:filter-set-item table:value="org_maexdtl_oml.py"/>
                <table:filter-set-item table:value="org_mape_f_1.py"/>
                <table:filter-set-item table:value="org_mape_f_2.py"/>
                <table:filter-set-item table:value="org_mape_f_3.py"/>
                <table:filter-set-item table:value="org_mape_f_4.py"/>
                <table:filter-set-item table:value="org_mape_f_5.py"/>
                <table:filter-set-item table:value="org_nb_f_1.py"/>
                <table:filter-set-item table:value="org_nb_f_2.py"/>
                <table:filter-set-item table:value="org_nb_f_3.py"/>
                <table:filter-set-item table:value="org_nb_f_4.py"/>
                <table:filter-set-item table:value="org_nb_f_5.py"/>
                <table:filter-set-item table:value="org_normTrans.py"/>
                <table:filter-set-item table:value="org_npe_f_1.py"/>
                <table:filter-set-item table:value="org_npe_f_2.py"/>
                <table:filter-set-item table:value="org_npe_f_3.py"/>
                <table:filter-set-item table:value="org_npe_f_4.py"/>
                <table:filter-set-item table:value="org_npe_f_5.py"/>
                <table:filter-set-item table:value="org_ope3.py"/>
                <table:filter-set-item table:value="org_sc02.py"/>
              </table:filter-condition>
              <table:filter-condition loext:data-type="background-color" table:value="#dde8cb" table:operator="=" table:field-number="5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 style:data-style-name="N2" text:time-value="20:04:28.0446164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20T00:48:10.045809067</dc:date>
    <meta:editing-duration>PT4H58M44S</meta:editing-duration>
    <meta:editing-cycles>4</meta:editing-cycles>
    <meta:generator>LibreOffice/25.2.5.2$Linux_X86_64 LibreOffice_project/fb4792146257752f54eab576deb869869b108571</meta:generator>
    <meta:document-statistic meta:table-count="1" meta:cell-count="817" meta:object-count="0"/>
  </office:meta>
</office:document-meta>
</file>